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63000000214707F1A6E6582DD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family-generic="system" style:font-charset="x-symbol"/>
    <style:font-face style:name="Symbol1" svg:font-family="Symbol" style:font-family-generic="decorative"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mily-generic="roman"/>
    <style:font-face style:name="StarSymbol1" svg:font-family="StarSymbol, 'Arial Unicode MS'" style:font-family-generic="roman"/>
    <style:font-face style:name="Arial" svg:font-family="Arial" style:font-family-generic="swiss"/>
    <style:font-face style:name="Lohit Hindi" svg:font-family="'Lohit Hindi'" style:font-family-generic="swiss"/>
    <style:font-face style:name="DejaVu Sans" svg:font-family="'DejaVu Sans'" style:font-family-generic="system"/>
    <style:font-face style:name="OpenSymbol1" svg:font-family="OpenSymbol" style:font-family-generic="system"/>
    <style:font-face style:name="century schoolbook l" svg:font-family="'century schoolbook l'" style:font-family-generic="system"/>
    <style:font-face style:name="lohit hindi" svg:font-family="'lohit hindi'" style:font-family-generic="system"/>
    <style:font-face style:name="Courier New" svg:font-family="'Courier New'" style:font-family-generic="modern" style:font-pitch="fixed"/>
    <style:font-face style:name="Wingdings1" svg:font-family="Wingdings" style:font-family-generic="decorative"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Helvetica" svg:font-family="Helvetic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6.334cm" style:rel-column-width="21845*"/>
    </style:style>
    <style:style style:name="Tableau1.A1" style:family="table-cell">
      <style:table-cell-properties style:vertical-align="" fo:padding="0.097cm" fo:border-left="none" fo:border-right="0.5pt solid #000000" fo:border-top="none" fo:border-bottom="none"/>
    </style:style>
    <style:style style:name="Tableau1.C1" style:family="table-cell">
      <style:table-cell-properties style:vertical-align="" fo:padding="0.097cm" fo:border="none"/>
    </style:style>
    <style:style style:name="P1" style:family="paragraph" style:parent-style-name="Standard">
      <style:text-properties officeooo:paragraph-rsid="001109c9"/>
    </style:style>
    <style:style style:name="P2" style:family="paragraph" style:parent-style-name="Default">
      <style:paragraph-properties fo:margin-left="1.27cm" fo:margin-right="0cm" fo:margin-top="0cm" fo:margin-bottom="0.199cm" style:contextual-spacing="false" fo:text-indent="0cm" style:auto-text-indent="false">
        <style:tab-stops/>
      </style:paragraph-properties>
      <style:text-properties officeooo:paragraph-rsid="00153472"/>
    </style:style>
    <style:style style:name="P3" style:family="paragraph" style:parent-style-name="Default">
      <style:paragraph-properties fo:margin-top="0cm" fo:margin-bottom="0.199cm" style:contextual-spacing="false"/>
      <style:text-properties officeooo:paragraph-rsid="00153472"/>
    </style:style>
    <style:style style:name="P4" style:family="paragraph" style:parent-style-name="Normal">
      <style:paragraph-properties fo:margin-top="0cm" fo:margin-bottom="0.199cm" style:contextual-spacing="false" fo:padding="0cm" fo:border="none"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Century Schoolbook" fo:font-size="9pt" fo:font-style="italic" officeooo:paragraph-rsid="00153472" style:font-name-asian="Arial1" style:font-size-asian="9pt" style:font-style-asian="italic" style:font-name-complex="Arial1" style:font-size-complex="9pt" style:font-style-complex="italic"/>
    </style:style>
    <style:style style:name="P5" style:family="paragraph" style:parent-style-name="Standard">
      <style:paragraph-properties fo:margin-top="0cm" fo:margin-bottom="0.199cm" style:contextual-spacing="false" fo:padding="0cm" fo:border="none" style:shadow="none"/>
      <style:text-properties style:use-window-font-color="true" loext:opacity="0%" style:font-name="Century schoolbook"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P6" style:family="paragraph" style:parent-style-name="Normal_20__28_Web_29_">
      <style:paragraph-properties fo:margin-top="0cm" fo:margin-bottom="0.199cm" style:contextual-spacing="false" fo:line-height="100%"/>
      <style:text-properties style:use-window-font-color="true" loext:opacity="0%" style:font-name="Century schoolbook" fo:font-size="10pt" officeooo:paragraph-rsid="0015a973" style:font-size-asian="10pt" style:font-name-complex="Times New Roman" style:font-size-complex="10pt"/>
    </style:style>
    <style:style style:name="P7" style:family="paragraph" style:parent-style-name="Normal_20__28_Web_29_">
      <loext:graphic-properties draw:fill="none" draw:fill-color="#ffffff" draw:opacity="100%"/>
      <style:paragraph-properties fo:margin-top="0cm" fo:margin-bottom="0.199cm" style:contextual-spacing="false" fo:line-height="100%" fo:background-color="transparent"/>
      <style:text-properties style:use-window-font-color="true" loext:opacity="0%" style:font-name="Century schoolbook" fo:font-size="10pt" officeooo:paragraph-rsid="001dc9e5" style:font-size-asian="10pt" style:font-size-complex="10pt"/>
    </style:style>
    <style:style style:name="P8" style:family="paragraph" style:parent-style-name="Normal_20__28_Web_29_">
      <style:paragraph-properties fo:margin-top="0cm" fo:margin-bottom="0.199cm" style:contextual-spacing="false" fo:line-height="100%"/>
      <style:text-properties style:use-window-font-color="true" loext:opacity="0%" style:font-name="Century Schoolbook" fo:font-size="10pt" officeooo:paragraph-rsid="0015a973" style:font-size-asian="10pt" style:font-size-complex="10pt"/>
    </style:style>
    <style:style style:name="P9" style:family="paragraph" style:parent-style-name="Normal_20__28_Web_29_">
      <style:paragraph-properties fo:margin-top="0cm" fo:margin-bottom="0.199cm" style:contextual-spacing="false" fo:line-height="100%"/>
      <style:text-properties style:use-window-font-color="true" loext:opacity="0%" style:font-name="Century Schoolbook" fo:font-size="10pt" fo:language="en" fo:country="US" officeooo:paragraph-rsid="0015a973" style:font-size-asian="10pt" style:font-size-complex="10pt"/>
    </style:style>
    <style:style style:name="P10" style:family="paragraph" style:parent-style-name="Standard">
      <style:paragraph-properties fo:margin-top="0cm" fo:margin-bottom="0.199cm" style:contextual-spacing="false"/>
      <style:text-properties officeooo:paragraph-rsid="00153472"/>
    </style:style>
    <style:style style:name="P11" style:family="paragraph" style:parent-style-name="Standard">
      <style:paragraph-properties fo:margin-top="0cm" fo:margin-bottom="0.199cm" style:contextual-spacing="false"/>
      <style:text-properties style:use-window-font-color="true" loext:opacity="0%" style:font-name="Century schoolbook" fo:font-size="10pt" style:font-size-asian="10pt" style:font-name-complex="Times New Roman" style:font-size-complex="10pt"/>
    </style:style>
    <style:style style:name="P12" style:family="paragraph" style:parent-style-name="Standard">
      <style:paragraph-properties fo:margin-top="0cm" fo:margin-bottom="0.199cm" style:contextual-spacing="false"/>
      <style:text-properties style:use-window-font-color="true" loext:opacity="0%" style:font-name="Century schoolbook" fo:font-size="10pt" officeooo:paragraph-rsid="00174613" style:font-size-asian="10pt" style:font-name-complex="Times New Roman" style:font-size-complex="10pt"/>
    </style:style>
    <style:style style:name="P13" style:family="paragraph" style:parent-style-name="Standard">
      <loext:graphic-properties draw:fill="none" draw:fill-color="#ffffff" draw:opacity="100%"/>
      <style:paragraph-properties fo:margin-top="0cm" fo:margin-bottom="0.199cm" style:contextual-spacing="false" fo:line-height="100%" fo:background-color="transparent"/>
      <style:text-properties style:use-window-font-color="true" loext:opacity="0%" style:font-name="Century schoolbook" fo:font-size="10pt" fo:font-style="italic" fo:font-weight="bold" officeooo:rsid="0003d2a3" officeooo:paragraph-rsid="001dc9e5" style:font-size-asian="10pt" style:font-style-asian="italic" style:font-weight-asian="bold" style:font-size-complex="10pt" style:font-style-complex="italic" style:font-weight-complex="bold"/>
    </style:style>
    <style:style style:name="P14" style:family="paragraph" style:parent-style-name="Standard">
      <style:paragraph-properties fo:margin-top="0cm" fo:margin-bottom="0.199cm" style:contextual-spacing="false"/>
      <style:text-properties style:use-window-font-color="true" loext:opacity="0%" style:font-name="Century Schoolbook" fo:font-size="10pt" officeooo:paragraph-rsid="0015a973" style:font-size-asian="10pt" style:font-size-complex="10pt"/>
    </style:style>
    <style:style style:name="P15" style:family="paragraph" style:parent-style-name="Standard">
      <style:paragraph-properties fo:margin-top="0cm" fo:margin-bottom="0.199cm" style:contextual-spacing="false"/>
      <style:text-properties officeooo:paragraph-rsid="0015a973"/>
    </style:style>
    <style:style style:name="P16" style:family="paragraph" style:parent-style-name="Text_20_body">
      <style:paragraph-properties fo:margin-top="0cm" fo:margin-bottom="0.199cm" style:contextual-spacing="false" fo:line-height="100%" fo:orphans="0" fo:widows="0"/>
      <style:text-properties style:use-window-font-color="true" loext:opacity="0%" style:font-name="Century schoolbook" fo:font-size="10pt" officeooo:paragraph-rsid="00153472" style:font-name-asian="Times New Roman" style:font-size-asian="10pt" style:language-asian="zh" style:country-asian="CN" style:font-name-complex="lohit hindi" style:font-size-complex="10pt" style:language-complex="hi" style:country-complex="IN"/>
    </style:style>
    <style:style style:name="P17" style:family="paragraph" style:parent-style-name="Text_20_body">
      <style:paragraph-properties fo:margin-top="0cm" fo:margin-bottom="0.199cm" style:contextual-spacing="false" fo:line-height="100%" fo:orphans="0" fo:widows="0"/>
      <style:text-properties style:use-window-font-color="true" loext:opacity="0%" style:font-name="Century Schoolbook" fo:font-size="10pt" officeooo:paragraph-rsid="00174613" style:font-size-asian="10pt" style:font-name-complex="Times New Roman" style:font-size-complex="10pt"/>
    </style:style>
    <style:style style:name="P18" style:family="paragraph" style:parent-style-name="Text_20_body">
      <style:paragraph-properties fo:margin-top="0cm" fo:margin-bottom="0.199cm" style:contextual-spacing="false" fo:line-height="100%" fo:orphans="0" fo:widows="0"/>
      <style:text-properties style:use-window-font-color="true" loext:opacity="0%" style:font-name="Century Schoolbook" fo:font-size="10pt" officeooo:paragraph-rsid="00174613" style:font-size-asian="10pt" style:font-size-complex="10pt"/>
    </style:style>
    <style:style style:name="P19" style:family="paragraph" style:parent-style-name="Text_20_body">
      <style:paragraph-properties fo:margin-top="0cm" fo:margin-bottom="0.199cm" style:contextual-spacing="false" fo:line-height="100%" fo:orphans="0" fo:widows="0"/>
      <style:text-properties style:use-window-font-color="true" loext:opacity="0%" style:font-name="Century Schoolbook" fo:font-size="10pt" officeooo:paragraph-rsid="001dc9e5" style:font-size-asian="10pt" style:font-size-complex="10pt"/>
    </style:style>
    <style:style style:name="P20" style:family="paragraph" style:parent-style-name="Text_20_body">
      <style:paragraph-properties fo:margin-top="0cm" fo:margin-bottom="0.199cm" style:contextual-spacing="false" fo:line-height="100%" fo:orphans="0" fo:widows="0"/>
      <style:text-properties style:use-window-font-color="true" loext:opacity="0%" style:font-name="Century Schoolbook" fo:font-size="10pt" officeooo:paragraph-rsid="0015a973" style:font-size-asian="10pt" style:font-size-complex="10pt"/>
    </style:style>
    <style:style style:name="P21" style:family="paragraph" style:parent-style-name="Text_20_body">
      <style:paragraph-properties fo:margin-top="0cm" fo:margin-bottom="0.199cm" style:contextual-spacing="false" fo:line-height="100%" fo:orphans="0" fo:widows="0"/>
      <style:text-properties style:use-window-font-color="true" loext:opacity="0%" officeooo:paragraph-rsid="00153472"/>
    </style:style>
    <style:style style:name="P22" style:family="paragraph" style:parent-style-name="Text_20_body">
      <style:paragraph-properties fo:margin-top="0cm" fo:margin-bottom="0.199cm" style:contextual-spacing="false" fo:line-height="100%" fo:orphans="0" fo:widows="0"/>
      <style:text-properties officeooo:paragraph-rsid="00153472"/>
    </style:style>
    <style:style style:name="P23" style:family="paragraph" style:parent-style-name="Table_20_Contents">
      <style:paragraph-properties fo:margin-top="0cm" fo:margin-bottom="0.199cm" style:contextual-spacing="false" fo:line-height="100%" fo:text-align="start" style:justify-single-word="false"/>
      <style:text-properties style:use-window-font-color="true" loext:opacity="0%" style:font-name="Century Schoolbook" fo:font-size="10pt" fo:font-style="italic" officeooo:paragraph-rsid="00230e3f" style:font-size-asian="10pt" style:font-style-asian="italic" style:font-size-complex="10pt" style:font-style-complex="italic"/>
    </style:style>
    <style:style style:name="P24" style:family="paragraph" style:parent-style-name="Table_20_Contents">
      <style:paragraph-properties fo:margin-top="0cm" fo:margin-bottom="0.199cm" style:contextual-spacing="false" fo:line-height="100%"/>
      <style:text-properties style:use-window-font-color="true" loext:opacity="0%" style:font-name="Century Schoolbook" fo:font-size="10pt" officeooo:paragraph-rsid="00230e3f" style:font-size-asian="10pt" style:font-size-complex="10pt"/>
    </style:style>
    <style:style style:name="P25" style:family="paragraph" style:parent-style-name="Table_20_Contents">
      <style:paragraph-properties fo:margin-top="0cm" fo:margin-bottom="0.199cm" style:contextual-spacing="false" fo:line-height="100%" fo:text-align="start" style:justify-single-word="false"/>
      <style:text-properties style:use-window-font-color="true" loext:opacity="0%" style:font-name="Century Schoolbook" fo:font-size="10pt" officeooo:paragraph-rsid="00230e3f" style:font-size-asian="10pt" style:font-size-complex="10pt"/>
    </style:style>
    <style:style style:name="P26" style:family="paragraph" style:parent-style-name="Table_20_Contents">
      <style:paragraph-properties fo:margin-top="0cm" fo:margin-bottom="0.199cm" style:contextual-spacing="false" fo:line-height="100%" fo:text-align="start" style:justify-single-word="false"/>
      <style:text-properties style:use-window-font-color="true" loext:opacity="0%" style:font-name="Century Schoolbook" fo:font-size="10pt" officeooo:paragraph-rsid="0025137b" style:font-size-asian="10pt" style:font-size-complex="10pt"/>
    </style:style>
    <style:style style:name="P27" style:family="paragraph" style:parent-style-name="Table_20_Contents">
      <style:paragraph-properties fo:margin-top="0cm" fo:margin-bottom="0.199cm" style:contextual-spacing="false" fo:line-height="100%" fo:text-align="start" style:justify-single-word="false"/>
      <style:text-properties style:use-window-font-color="true" loext:opacity="0%" officeooo:paragraph-rsid="0025137b"/>
    </style:style>
    <style:style style:name="P28" style:family="paragraph" style:parent-style-name="Table_20_Contents">
      <style:paragraph-properties fo:margin-top="0cm" fo:margin-bottom="0.199cm" style:contextual-spacing="false" fo:line-height="100%"/>
      <style:text-properties officeooo:paragraph-rsid="00230e3f"/>
    </style:style>
    <style:style style:name="P29" style:family="paragraph" style:parent-style-name="Normal">
      <style:paragraph-properties fo:margin-left="0.988cm" fo:margin-right="0cm" fo:margin-top="0cm" fo:margin-bottom="0.199cm" style:contextual-spacing="false" fo:text-indent="0cm" style:auto-text-indent="false" fo:padding="0cm" fo:border="none" style:shadow="none" style:text-autospace="none">
        <style:tab-stops>
          <style:tab-stop style:position="0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s>
      </style:paragraph-properties>
      <style:text-properties officeooo:paragraph-rsid="00153472"/>
    </style:style>
    <style:style style:name="P30" style:family="paragraph" style:parent-style-name="Normal">
      <style:paragraph-properties fo:margin-left="0.988cm" fo:margin-right="0cm" fo:margin-top="0cm" fo:margin-bottom="0.199cm" style:contextual-spacing="false" fo:text-indent="0cm" style:auto-text-indent="false" fo:padding="0cm" fo:border="none" style:shadow="none" style:text-autospace="none">
        <style:tab-stops>
          <style:tab-stop style:position="0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s>
      </style:paragraph-properties>
      <style:text-properties officeooo:paragraph-rsid="001dcf71"/>
    </style:style>
    <style:style style:name="P31" style:family="paragraph" style:parent-style-name="Normal">
      <style:paragraph-properties fo:margin-left="0.988cm" fo:margin-right="0cm" fo:margin-top="0cm" fo:margin-bottom="0.199cm" style:contextual-spacing="false" fo:text-indent="0cm" style:auto-text-indent="false" fo:padding="0cm" fo:border="none" style:shadow="none" style:text-autospace="none">
        <style:tab-stops>
          <style:tab-stop style:position="0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s>
      </style:paragraph-properties>
      <style:text-properties style:use-window-font-color="true" loext:opacity="0%" style:font-name="Century schoolbook" fo:font-size="10pt" fo:font-weight="bold" officeooo:rsid="0010c9f0" officeooo:paragraph-rsid="001dcf71" style:font-size-asian="10pt" style:font-weight-asian="bold" style:font-name-complex="Times New Roman" style:font-size-complex="10pt" style:font-weight-complex="bold"/>
    </style:style>
    <style:style style:name="P32" style:family="paragraph" style:parent-style-name="Normal">
      <style:paragraph-properties fo:margin-left="0cm" fo:margin-right="0cm" fo:margin-top="0cm" fo:margin-bottom="0.199cm" style:contextual-spacing="false" fo:text-indent="0.988cm" style:auto-text-indent="false" fo:padding="0cm" fo:border="none" style:shadow="none"/>
      <style:text-properties officeooo:paragraph-rsid="00153472"/>
    </style:style>
    <style:style style:name="P33" style:family="paragraph" style:parent-style-name="Default">
      <loext:graphic-properties draw:fill="none"/>
      <style:paragraph-properties fo:margin-left="0.199cm" fo:margin-right="0.199cm" fo:margin-top="0cm" fo:margin-bottom="0.199cm" style:contextual-spacing="false" fo:text-align="center" style:justify-single-word="false" fo:hyphenation-ladder-count="no-limit" fo:text-indent="0cm" style:auto-text-indent="false" fo:background-color="transparent" fo:padding="0cm" fo:border="none" style:shadow="none">
        <style:tab-stops/>
      </style:paragraph-properties>
      <style:text-properties officeooo:paragraph-rsid="0023b263" fo:hyphenate="false" loext:hyphenation-no-caps="false"/>
    </style:style>
    <style:style style:name="P34" style:family="paragraph" style:parent-style-name="Default">
      <loext:graphic-properties draw:fill="none"/>
      <style:paragraph-properties fo:margin-left="0.199cm" fo:margin-right="0.199cm" fo:margin-top="0cm" fo:margin-bottom="0.199cm" style:contextual-spacing="false" fo:text-align="start" style:justify-single-word="false" fo:hyphenation-ladder-count="no-limit" fo:text-indent="0cm" style:auto-text-indent="false" fo:background-color="transparent" fo:padding="0cm" fo:border="none" style:shadow="none">
        <style:tab-stops/>
      </style:paragraph-properties>
      <style:text-properties officeooo:paragraph-rsid="0023b263" fo:hyphenate="false" loext:hyphenation-no-caps="false"/>
    </style:style>
    <style:style style:name="P35" style:family="paragraph" style:parent-style-name="Normal">
      <loext:graphic-properties draw:fill="none"/>
      <style:paragraph-properties fo:margin-left="0.199cm" fo:margin-right="0.199cm" fo:margin-top="0cm" fo:margin-bottom="0.199cm" style:contextual-spacing="false" fo:text-align="start" style:justify-single-word="false" fo:hyphenation-ladder-count="no-limit" fo:text-indent="0cm" style:auto-text-indent="false" fo:background-color="transparent" fo:padding="0cm" fo:border="none"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entury Schoolbook" fo:font-size="10pt" officeooo:paragraph-rsid="0023b263" style:font-name-asian="Symbol1" style:font-size-asian="10pt" style:font-name-complex="Symbol1" style:font-size-complex="10pt" fo:hyphenate="false" loext:hyphenation-no-caps="false"/>
    </style:style>
    <style:style style:name="P36" style:family="paragraph" style:parent-style-name="Normal">
      <loext:graphic-properties draw:fill="none"/>
      <style:paragraph-properties fo:margin-left="0.199cm" fo:margin-right="0.199cm" fo:margin-top="0cm" fo:margin-bottom="0.199cm" style:contextual-spacing="false" fo:text-align="start" style:justify-single-word="false" fo:hyphenation-ladder-count="no-limit" fo:text-indent="0cm" style:auto-text-indent="false" fo:background-color="transparent" fo:padding="0cm" fo:border="none" style:shadow="none" style:text-autospace="none">
        <style:tab-stops>
          <style:tab-stop style:position="-2.764cm"/>
          <style:tab-stop style:position="-1.776cm"/>
          <style:tab-stop style:position="-0.788cm"/>
          <style:tab-stop style:position="0.199cm"/>
          <style:tab-stop style:position="1.187cm"/>
          <style:tab-stop style:position="2.175cm"/>
          <style:tab-stop style:position="3.163cm"/>
          <style:tab-stop style:position="4.15cm"/>
          <style:tab-stop style:position="5.138cm"/>
          <style:tab-stop style:position="6.126cm"/>
          <style:tab-stop style:position="7.114cm"/>
          <style:tab-stop style:position="8.102cm"/>
        </style:tab-stops>
      </style:paragraph-properties>
      <style:text-properties officeooo:paragraph-rsid="0023b263" fo:hyphenate="false" loext:hyphenation-no-caps="false"/>
    </style:style>
    <style:style style:name="P37" style:family="paragraph" style:parent-style-name="Paragraphe_20_de_20_liste">
      <loext:graphic-properties draw:fill="none"/>
      <style:paragraph-properties fo:margin-left="0.199cm" fo:margin-right="0.199cm" fo:margin-top="0cm" fo:margin-bottom="0.199cm" style:contextual-spacing="false" fo:text-align="start" style:justify-single-word="false" fo:hyphenation-ladder-count="no-limit" fo:text-indent="0cm" style:auto-text-indent="false" fo:background-color="transparent"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officeooo:paragraph-rsid="0023b263" fo:hyphenate="false" loext:hyphenation-no-caps="false"/>
    </style:style>
    <style:style style:name="P38" style:family="paragraph" style:parent-style-name="Paragraphe_20_de_20_liste">
      <loext:graphic-properties draw:fill="none"/>
      <style:paragraph-properties fo:margin-left="0.199cm" fo:margin-right="0.199cm" fo:margin-top="0cm" fo:margin-bottom="0.199cm" style:contextual-spacing="false" fo:text-align="start" style:justify-single-word="false" fo:hyphenation-ladder-count="no-limit" fo:text-indent="0cm" style:auto-text-indent="false" fo:background-color="transparent"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style:font-name="Century Schoolbook" fo:font-size="10pt" officeooo:paragraph-rsid="0023b263" style:font-name-asian="Symbol1" style:font-size-asian="10pt" style:font-name-complex="Symbol1" style:font-size-complex="10pt" fo:hyphenate="false" loext:hyphenation-no-caps="false"/>
    </style:style>
    <style:style style:name="P39" style:family="paragraph" style:parent-style-name="En-tete_20_de_20_page" style:master-page-name="MP0">
      <loext:graphic-properties draw:fill="solid" draw:fill-color="#e6e6ff" draw:opacity="100%"/>
      <style:paragraph-properties fo:margin-top="0cm" fo:margin-bottom="0.199cm" style:contextual-spacing="false" style:page-number="auto" fo:break-before="page" fo:background-color="#e6e6ff" fo:padding="0cm" fo:border="none" style:shadow="none"/>
      <style:text-properties fo:color="#880e4f" loext:opacity="100%" style:font-name="century schoolbook l" fo:font-size="18pt" style:text-underline-style="none" officeooo:rsid="001a8b76" officeooo:paragraph-rsid="001a8b76" style:text-underline-mode="continuous" style:text-overline-mode="continuous" style:text-line-through-mode="continuous" style:font-size-asian="18pt" style:font-name-complex="Times New Roman" style:font-size-complex="18pt"/>
    </style:style>
    <style:style style:name="P40" style:family="paragraph" style:parent-style-name="Heading_20_1">
      <style:paragraph-properties fo:margin-top="0cm" fo:margin-bottom="0.199cm" style:contextual-spacing="false" fo:padding="0cm" fo:border="none" style:shadow="none"/>
      <style:text-properties style:use-window-font-color="true" loext:opacity="0%" style:font-name="Century schoolbook"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P41" style:family="paragraph" style:parent-style-name="Normal_20__28_Web_29_" style:list-style-name="L4" style:master-page-name="">
      <loext:graphic-properties draw:fill="none" draw:fill-color="#ffffff" draw:opacity="100%"/>
      <style:paragraph-properties fo:margin-left="2.2cm" fo:margin-right="0cm" fo:margin-top="0cm" fo:margin-bottom="0.199cm" style:contextual-spacing="false" fo:line-height="100%" fo:text-align="start" style:justify-single-word="false" fo:orphans="2" fo:widows="2" fo:hyphenation-ladder-count="no-limit" fo:text-indent="0cm" style:auto-text-indent="false" style:page-number="auto" fo:background-color="transparent" fo:padding="0cm" fo:border="none" style:shadow="none" style:writing-mode="lr-tb" style:join-border="false">
        <style:tab-stops>
          <style:tab-stop style:position="0.9cm"/>
        </style:tab-stops>
      </style:paragraph-properties>
      <style:text-properties style:use-window-font-color="true" loext:opacity="0%" style:font-name="Century schoolbook" fo:font-size="10pt" officeooo:paragraph-rsid="001dc9e5" style:font-size-asian="10pt" style:font-size-complex="10pt" fo:hyphenate="false" loext:hyphenation-no-caps="false"/>
    </style:style>
    <style:style style:name="P42" style:family="paragraph" style:parent-style-name="Normal_20__28_Web_29_" style:list-style-name="L4">
      <loext:graphic-properties draw:fill="none" draw:fill-color="#ffffff" draw:opacity="100%"/>
      <style:paragraph-properties fo:margin-left="2.2cm" fo:margin-right="0cm" fo:margin-top="0cm" fo:margin-bottom="0.199cm" style:contextual-spacing="false" fo:line-height="100%" fo:text-align="start" style:justify-single-word="false" fo:orphans="2" fo:widows="2" fo:hyphenation-ladder-count="no-limit" fo:text-indent="0cm" style:auto-text-indent="false" fo:background-color="transparent" fo:padding="0cm" fo:border="none" style:shadow="none" style:writing-mode="lr-tb" style:join-border="false">
        <style:tab-stops>
          <style:tab-stop style:position="0.9cm"/>
        </style:tab-stops>
      </style:paragraph-properties>
      <style:text-properties style:use-window-font-color="true" loext:opacity="0%" style:font-name="Century schoolbook" fo:font-size="10pt" officeooo:paragraph-rsid="001dc9e5" style:font-size-asian="10pt" style:font-size-complex="10pt" fo:hyphenate="false" loext:hyphenation-no-caps="false"/>
    </style:style>
    <style:style style:name="P43" style:family="paragraph" style:parent-style-name="Paragraphe_20_de_20_liste" style:list-style-name="L2">
      <style:paragraph-properties fo:margin-left="0cm" fo:margin-right="0cm" fo:margin-top="0cm" fo:margin-bottom="0.199cm" style:contextual-spacing="false" fo:text-align="center" style:justify-single-word="false" fo:text-indent="0cm" style:auto-text-indent="false"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officeooo:paragraph-rsid="0023b263"/>
    </style:style>
    <style:style style:name="P44" style:family="paragraph" style:parent-style-name="Paragraphe_20_de_20_liste" style:list-style-name="L2">
      <loext:graphic-properties draw:fill="none"/>
      <style:paragraph-properties fo:margin-left="0.199cm" fo:margin-right="0.199cm" fo:margin-top="0cm" fo:margin-bottom="0.199cm" style:contextual-spacing="false" fo:text-align="center" style:justify-single-word="false" fo:hyphenation-ladder-count="no-limit" fo:text-indent="0cm" style:auto-text-indent="false" fo:background-color="transparent"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officeooo:paragraph-rsid="0023b263" fo:hyphenate="false" loext:hyphenation-no-caps="false"/>
    </style:style>
    <style:style style:name="P45" style:family="paragraph" style:parent-style-name="Standard" style:list-style-name="L1">
      <style:paragraph-properties fo:margin-top="0cm" fo:margin-bottom="0.199cm" style:contextual-spacing="false"/>
    </style:style>
    <style:style style:name="P46" style:family="paragraph" style:parent-style-name="Standard" style:list-style-name="L1">
      <style:paragraph-properties fo:margin-top="0cm" fo:margin-bottom="0.199cm" style:contextual-spacing="false"/>
      <style:text-properties officeooo:paragraph-rsid="0026b544"/>
    </style:style>
    <style:style style:name="P47" style:family="paragraph" style:parent-style-name="Standard" style:list-style-name="L1">
      <style:paragraph-properties fo:margin-top="0cm" fo:margin-bottom="0.199cm" style:contextual-spacing="false"/>
      <style:text-properties officeooo:paragraph-rsid="0010c9f0"/>
    </style:style>
    <style:style style:name="P48" style:family="paragraph" style:parent-style-name="Standard" style:list-style-name="L1">
      <style:paragraph-properties fo:margin-top="0cm" fo:margin-bottom="0.199cm" style:contextual-spacing="false"/>
      <style:text-properties officeooo:paragraph-rsid="00174613"/>
    </style:style>
    <style:style style:name="P49" style:family="paragraph" style:parent-style-name="Standard" style:list-style-name="L1">
      <style:paragraph-properties fo:margin-top="0cm" fo:margin-bottom="0.199cm" style:contextual-spacing="false"/>
      <style:text-properties style:use-window-font-color="true" loext:opacity="0%" style:font-name="Century schoolbook" fo:font-size="10pt" fo:font-weight="bold" officeooo:rsid="0010c9f0" officeooo:paragraph-rsid="0010c9f0" style:font-size-asian="10pt" style:font-weight-asian="bold" style:font-name-complex="Times New Roman" style:font-size-complex="10pt" style:font-weight-complex="bold"/>
    </style:style>
    <style:style style:name="P50" style:family="paragraph" style:parent-style-name="Standard" style:list-style-name="L1">
      <style:paragraph-properties fo:margin-top="0cm" fo:margin-bottom="0.199cm" style:contextual-spacing="false" fo:break-before="page"/>
    </style:style>
    <style:style style:name="P51" style:family="paragraph" style:parent-style-name="Standard" style:list-style-name="L1" style:master-page-name="">
      <loext:graphic-properties draw:fill="none"/>
      <style:paragraph-properties fo:margin-left="0cm" fo:margin-right="0cm" fo:margin-top="0cm" fo:margin-bottom="0.199cm" style:contextual-spacing="false" fo:hyphenation-ladder-count="no-limit" fo:text-indent="0cm" style:auto-text-indent="false" style:page-number="auto" fo:background-color="transparent"/>
      <style:text-properties officeooo:paragraph-rsid="0026b544" fo:hyphenate="false" loext:hyphenation-no-caps="false"/>
    </style:style>
    <style:style style:name="P52" style:family="paragraph" style:parent-style-name="Standard" style:list-style-name="L1">
      <loext:graphic-properties draw:fill="none"/>
      <style:paragraph-properties fo:margin-left="0cm" fo:margin-right="0cm" fo:margin-top="0cm" fo:margin-bottom="0.199cm" style:contextual-spacing="false" fo:hyphenation-ladder-count="no-limit" fo:text-indent="0cm" style:auto-text-indent="false" fo:background-color="transparent"/>
      <style:text-properties officeooo:paragraph-rsid="00153472" fo:hyphenate="false" loext:hyphenation-no-caps="false"/>
    </style:style>
    <style:style style:name="P53" style:family="paragraph" style:parent-style-name="Text_20_body" style:list-style-name="L3">
      <style:paragraph-properties fo:margin-top="0cm" fo:margin-bottom="0.199cm" style:contextual-spacing="false" fo:line-height="100%" fo:orphans="0" fo:widows="0"/>
      <style:text-properties style:use-window-font-color="true" loext:opacity="0%" style:font-name="Century Schoolbook" fo:font-size="10pt" officeooo:paragraph-rsid="0015a973" style:font-size-asian="10pt" style:font-size-complex="10pt"/>
    </style:style>
    <style:style style:name="P54" style:family="paragraph">
      <loext:graphic-properties draw:fill="none" draw:fill-color="#ffffff"/>
      <style:paragraph-properties fo:text-align="center" style:writing-mode="lr-tb"/>
      <style:text-properties fo:font-size="24pt"/>
    </style:style>
    <style:style style:name="P55" style:family="paragraph">
      <style:paragraph-properties style:text-autospace="none" style:writing-mode="lr-tb"/>
    </style:style>
    <style:style style:name="P56" style:family="paragraph">
      <loext:graphic-properties draw:fill="none" draw:fill-color="#ffffff"/>
      <style:paragraph-properties style:text-autospace="none" style:writing-mode="lr-tb"/>
    </style:style>
    <style:style style:name="P57" style:family="paragraph">
      <loext:graphic-properties draw:fill="solid" draw:fill-color="#ffffff"/>
      <style:paragraph-properties fo:text-align="center" style:writing-mode="lr-tb"/>
      <style:text-properties fo:font-size="24pt"/>
    </style:style>
    <style:style style:name="T1" style:family="text">
      <style:text-properties style:font-name="Century Schoolbook" fo:font-size="10pt" fo:font-style="normal" style:font-size-asian="10pt" style:font-style-asian="normal" style:font-name-complex="Times New Roman" style:font-size-complex="10pt" style:font-style-complex="normal" style:font-weight-complex="bold"/>
    </style:style>
    <style:style style:name="T2" style:family="text">
      <style:text-properties style:font-name="Century Schoolbook" fo:font-size="10pt" fo:font-style="normal" officeooo:rsid="00230e3f" style:font-size-asian="10pt" style:font-style-asian="normal" style:font-name-complex="Times New Roman" style:font-size-complex="10pt" style:font-style-complex="normal" style:font-weight-complex="bold"/>
    </style:style>
    <style:style style:name="T3" style:family="text">
      <style:text-properties style:use-window-font-color="true" loext:opacity="0%" style:font-name="Century schoolbook" fo:font-size="10pt" fo:font-weight="bold" style:font-size-asian="10pt" style:font-weight-asian="bold" style:font-name-complex="Times New Roman" style:font-size-complex="10pt" style:font-weight-complex="bold"/>
    </style:style>
    <style:style style:name="T4" style:family="text">
      <style:text-properties style:use-window-font-color="true" loext:opacity="0%" style:font-name="Century schoolbook" fo:font-size="10pt" fo:font-weight="bold" officeooo:rsid="0015a973" style:font-size-asian="10pt" style:font-weight-asian="bold" style:font-name-complex="Times New Roman" style:font-size-complex="10pt" style:font-weight-complex="bold"/>
    </style:style>
    <style:style style:name="T5" style:family="text">
      <style:text-properties style:use-window-font-color="true" loext:opacity="0%" style:font-name="Century schoolbook" fo:font-size="10pt" fo:font-weight="bold" officeooo:rsid="00174613" style:font-size-asian="10pt" style:font-weight-asian="bold" style:font-name-complex="Times New Roman" style:font-size-complex="10pt" style:font-weight-complex="bold"/>
    </style:style>
    <style:style style:name="T6" style:family="text">
      <style:text-properties style:use-window-font-color="true" loext:opacity="0%" style:font-name="Century schoolbook" fo:font-size="10pt" fo:font-weight="normal" style:font-name-asian="Times New Roman" style:font-size-asian="10pt" style:language-asian="zh" style:country-asian="CN" style:font-weight-asian="normal" style:font-name-complex="lohit hindi" style:font-size-complex="10pt" style:language-complex="hi" style:country-complex="IN" style:font-weight-complex="normal"/>
    </style:style>
    <style:style style:name="T7" style:family="text">
      <style:text-properties style:use-window-font-color="true" loext:opacity="0%" style:font-name="Century schoolbook" fo:font-size="10pt" fo:font-weight="normal" officeooo:rsid="001f857f" style:font-name-asian="Times New Roman" style:font-size-asian="10pt" style:language-asian="zh" style:country-asian="CN" style:font-weight-asian="normal" style:font-name-complex="lohit hindi" style:font-size-complex="10pt" style:language-complex="hi" style:country-complex="IN" style:font-weight-complex="normal"/>
    </style:style>
    <style:style style:name="T8" style:family="text">
      <style:text-properties style:use-window-font-color="true" loext:opacity="0%" style:font-name="Century schoolbook" fo:font-size="10pt" fo:font-weight="normal" style:font-name-asian="Times New Roman" style:font-size-asian="10pt" style:language-asian="zh" style:country-asian="CN" style:font-weight-asian="normal" style:font-name-complex="lohit hindi" style:font-size-complex="10pt" style:language-complex="hi" style:country-complex="IN" style:font-weight-complex="bold"/>
    </style:style>
    <style:style style:name="T9" style:family="text">
      <style:text-properties style:use-window-font-color="true" loext:opacity="0%" style:font-name="Century schoolbook" fo:font-size="10pt" fo:font-style="italic" fo:font-weight="bold" style:font-size-asian="10pt" style:font-style-asian="italic" style:font-weight-asian="bold" style:font-size-complex="10pt" style:font-style-complex="italic" style:font-weight-complex="bold"/>
    </style:style>
    <style:style style:name="T10" style:family="text">
      <style:text-properties style:use-window-font-color="true" loext:opacity="0%" style:font-name="Century schoolbook" fo:font-size="10pt" fo:font-style="italic" fo:font-weight="bold" style:font-name-asian="Times New Roman" style:font-size-asian="10pt" style:language-asian="zh" style:country-asian="CN" style:font-style-asian="italic" style:font-weight-asian="bold" style:font-name-complex="lohit hindi" style:font-size-complex="10pt" style:language-complex="hi" style:country-complex="IN" style:font-style-complex="italic" style:font-weight-complex="bold"/>
    </style:style>
    <style:style style:name="T11" style:family="text">
      <style:text-properties style:use-window-font-color="true" loext:opacity="0%" style:font-name="Century schoolbook" fo:font-size="10pt" fo:font-style="italic" style:font-size-asian="10pt" style:font-style-asian="italic" style:font-size-complex="10pt" style:font-style-complex="italic"/>
    </style:style>
    <style:style style:name="T12" style:family="text">
      <style:text-properties style:use-window-font-color="true" loext:opacity="0%" style:font-name="Century schoolbook" fo:font-size="10pt" style:font-size-asian="10pt" style:font-name-complex="Times New Roman" style:font-size-complex="10pt"/>
    </style:style>
    <style:style style:name="T13" style:family="text">
      <style:text-properties style:use-window-font-color="true" loext:opacity="0%" style:font-name="Century schoolbook" fo:font-size="10pt" style:font-size-asian="10pt" style:font-name-complex="Times New Roman" style:font-size-complex="10pt" style:font-weight-complex="bold"/>
    </style:style>
    <style:style style:name="T14" style:family="text">
      <style:text-properties style:use-window-font-color="true" loext:opacity="0%" style:font-name="Century Schoolbook" fo:font-size="10pt" fo:font-style="italic" fo:font-weight="bold" style:font-size-asian="10pt" style:font-style-asian="italic" style:font-weight-asian="bold" style:font-size-complex="10pt" style:font-style-complex="italic" style:font-weight-complex="bold"/>
    </style:style>
    <style:style style:name="T15" style:family="text">
      <style:text-properties style:use-window-font-color="true" loext:opacity="0%" style:font-name="Century Schoolbook" fo:font-size="10pt" fo:font-style="italic" fo:font-weight="bold" officeooo:rsid="001dcf71" style:font-size-asian="10pt" style:font-style-asian="italic" style:font-weight-asian="bold" style:font-size-complex="10pt" style:font-style-complex="italic" style:font-weight-complex="bold"/>
    </style:style>
    <style:style style:name="T16" style:family="text">
      <style:text-properties style:use-window-font-color="true" loext:opacity="0%" style:font-name="Century Schoolbook" fo:font-size="10pt" fo:font-style="italic" fo:font-weight="bold" style:font-name-asian="Times New Roman" style:font-size-asian="10pt" style:language-asian="fr" style:country-asian="FR" style:font-style-asian="italic" style:font-weight-asian="bold" style:font-name-complex="Times New Roman" style:font-size-complex="10pt" style:font-style-complex="italic" style:font-weight-complex="bold"/>
    </style:style>
    <style:style style:name="T17" style:family="text">
      <style:text-properties style:use-window-font-color="true" loext:opacity="0%" style:font-name="Century Schoolbook" fo:font-size="10pt" fo:font-style="italic" fo:font-weight="bold" officeooo:rsid="001dcf71" style:font-name-asian="Times New Roman" style:font-size-asian="10pt" style:language-asian="fr" style:country-asian="FR" style:font-style-asian="italic" style:font-weight-asian="bold" style:font-name-complex="Times New Roman" style:font-size-complex="10pt" style:font-style-complex="italic" style:font-weight-complex="bold"/>
    </style:style>
    <style:style style:name="T18" style:family="text">
      <style:text-properties style:use-window-font-color="true" loext:opacity="0%" style:font-name="Century Schoolbook" fo:font-size="10pt" fo:font-style="italic" style:font-name-asian="Times New Roman" style:font-size-asian="10pt" style:language-asian="fr" style:country-asian="FR" style:font-style-asian="italic" style:font-name-complex="Times New Roman" style:font-size-complex="10pt" style:font-style-complex="italic"/>
    </style:style>
    <style:style style:name="T19" style:family="text">
      <style:text-properties style:use-window-font-color="true" loext:opacity="0%" style:font-name="Century Schoolbook" fo:font-size="10pt" fo:font-style="italic" style:font-size-asian="10pt" style:font-style-asian="italic" style:font-size-complex="10pt" style:font-style-complex="italic"/>
    </style:style>
    <style:style style:name="T20" style:family="text">
      <style:text-properties style:use-window-font-color="true" loext:opacity="0%" style:font-name="Century Schoolbook" fo:font-size="10pt" style:font-size-asian="10pt" style:font-size-complex="10pt"/>
    </style:style>
    <style:style style:name="T21" style:family="text">
      <style:text-properties style:use-window-font-color="true" loext:opacity="0%" style:font-name="Century Schoolbook" fo:font-size="10pt" officeooo:rsid="001e8839" style:font-size-asian="10pt" style:font-size-complex="10pt"/>
    </style:style>
    <style:style style:name="T22" style:family="text">
      <style:text-properties style:use-window-font-color="true" loext:opacity="0%" style:font-name="Century Schoolbook" fo:font-size="10pt" fo:font-weight="bold" style:font-size-asian="10pt" style:font-weight-asian="bold" style:font-size-complex="10pt" style:font-weight-complex="bold"/>
    </style:style>
    <style:style style:name="T23" style:family="text">
      <style:text-properties style:use-window-font-color="true" loext:opacity="0%" style:font-name="Century Schoolbook" fo:font-size="10pt" fo:font-weight="bold" officeooo:rsid="001e8839" style:font-size-asian="10pt" style:font-weight-asian="bold" style:font-size-complex="10pt" style:font-weight-complex="bold"/>
    </style:style>
    <style:style style:name="T24" style:family="text">
      <style:text-properties style:use-window-font-color="true" loext:opacity="0%" style:font-name="Century Schoolbook" fo:font-size="10pt" fo:font-weight="bold" style:font-name-asian="Times New Roman" style:font-size-asian="10pt" style:language-asian="zh" style:country-asian="CN" style:font-weight-asian="bold" style:font-name-complex="lohit hindi" style:font-size-complex="10pt" style:language-complex="hi" style:country-complex="IN" style:font-weight-complex="bold"/>
    </style:style>
    <style:style style:name="T25" style:family="text">
      <style:text-properties style:use-window-font-color="true" loext:opacity="0%" style:font-name="Century Schoolbook" fo:font-size="10pt" style:text-underline-style="solid" style:text-underline-width="auto" style:text-underline-color="font-color" fo:font-weight="bold" style:font-size-asian="10pt" style:font-weight-asian="bold" style:font-size-complex="10pt" style:font-weight-complex="bold"/>
    </style:style>
    <style:style style:name="T26" style:family="text">
      <style:text-properties style:use-window-font-color="true" loext:opacity="0%" style:font-name="Century Schoolbook" fo:font-size="10pt" fo:font-style="normal" style:font-size-asian="10pt" style:font-style-asian="normal" style:font-name-complex="Times New Roman" style:font-size-complex="10pt" style:font-style-complex="normal" style:font-weight-complex="bold"/>
    </style:style>
    <style:style style:name="T27" style:family="text">
      <style:text-properties style:use-window-font-color="true" loext:opacity="0%" style:font-name="Century Schoolbook" fo:font-size="9pt" fo:font-style="italic" style:font-name-asian="Arial1" style:font-size-asian="9pt" style:font-style-asian="italic" style:font-name-complex="Helvetica" style:font-size-complex="9pt" style:font-style-complex="italic"/>
    </style:style>
    <style:style style:name="T28" style:family="text">
      <style:text-properties style:use-window-font-color="true" loext:opacity="0%" style:font-name="Century Schoolbook" fo:font-size="9pt" fo:font-style="italic" officeooo:rsid="001dcf71" style:font-name-asian="Arial1" style:font-size-asian="9pt" style:font-style-asian="italic" style:font-name-complex="Helvetica" style:font-size-complex="9pt" style:font-style-complex="italic"/>
    </style:style>
    <style:style style:name="T29" style:family="text">
      <style:text-properties style:use-window-font-color="true" loext:opacity="0%" style:font-name="Century Schoolbook" fo:font-size="9pt" fo:font-style="italic" style:font-name-asian="Arial1" style:font-size-asian="9pt" style:font-style-asian="italic" style:font-name-complex="Arial1" style:font-size-complex="9pt" style:font-style-complex="italic"/>
    </style:style>
    <style:style style:name="T30" style:family="text">
      <style:text-properties style:use-window-font-color="true" loext:opacity="0%" style:font-name="Century Schoolbook" fo:font-size="9pt" fo:font-style="italic" fo:font-weight="bold" officeooo:rsid="00153472" style:font-name-asian="Times New Roman" style:font-size-asian="9pt" style:language-asian="fr" style:country-asian="FR" style:font-style-asian="italic" style:font-weight-asian="bold" style:font-name-complex="Times New Roman" style:font-size-complex="9pt" style:font-style-complex="italic" style:font-weight-complex="bold"/>
    </style:style>
    <style:style style:name="T31" style:family="text">
      <style:text-properties style:use-window-font-color="true" loext:opacity="0%" style:font-name="Century Schoolbook" fo:font-size="9pt" fo:font-style="italic" fo:font-weight="normal"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32" style:family="text">
      <style:text-properties style:use-window-font-color="true" loext:opacity="0%" style:font-name="Century Schoolbook" fo:font-size="9pt" fo:font-style="italic" fo:font-weight="normal" officeooo:rsid="00153472"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33" style:family="text">
      <style:text-properties style:use-window-font-color="true" loext:opacity="0%" style:font-name="Century Schoolbook" fo:font-size="9pt" fo:font-style="italic" fo:font-weight="normal" officeooo:rsid="0015a973"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34" style:family="text">
      <style:text-properties style:use-window-font-color="true" loext:opacity="0%" style:font-name="Century Schoolbook" fo:font-size="9pt" fo:font-style="italic" style:font-name-asian="Times New Roman" style:font-size-asian="9pt" style:language-asian="fr" style:country-asian="FR" style:font-style-asian="italic" style:font-name-complex="Times New Roman" style:font-size-complex="9pt" style:font-style-complex="italic"/>
    </style:style>
    <style:style style:name="T35" style:family="text">
      <style:text-properties style:use-window-font-color="true" loext:opacity="0%" style:font-name="Century Schoolbook" fo:font-size="9pt" fo:font-style="italic" officeooo:rsid="00153472" style:font-name-asian="Times New Roman" style:font-size-asian="9pt" style:language-asian="fr" style:country-asian="FR" style:font-style-asian="italic" style:font-name-complex="Times New Roman" style:font-size-complex="9pt" style:font-style-complex="italic"/>
    </style:style>
    <style:style style:name="T36" style:family="text">
      <style:text-properties style:use-window-font-color="true" loext:opacity="0%" style:font-name="Century Schoolbook" fo:font-size="9pt" fo:font-style="italic" officeooo:rsid="0015a973" style:font-name-asian="Times New Roman" style:font-size-asian="9pt" style:language-asian="fr" style:country-asian="FR" style:font-style-asian="italic" style:font-name-complex="Times New Roman" style:font-size-complex="9pt" style:font-style-complex="italic"/>
    </style:style>
    <style:style style:name="T37" style:family="text">
      <style:text-properties style:use-window-font-color="true" loext:opacity="0%" style:font-name="Times New Roman" fo:font-size="9pt" fo:font-style="italic" fo:font-weight="normal"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38" style:family="text">
      <style:text-properties style:use-window-font-color="true" loext:opacity="0%" fo:font-size="9pt" fo:font-style="italic" style:font-name-asian="Arial1" style:font-size-asian="9pt" style:font-style-asian="italic" style:font-name-complex="Helvetica" style:font-size-complex="9pt" style:font-style-complex="italic"/>
    </style:style>
    <style:style style:name="T39" style:family="text">
      <style:text-properties style:use-window-font-color="true" loext:opacity="0%" fo:font-size="9pt" fo:font-style="italic" style:font-name-asian="Arial1" style:font-size-asian="9pt" style:font-style-asian="italic" style:font-name-complex="Arial1" style:font-size-complex="9pt" style:font-style-complex="italic"/>
    </style:style>
    <style:style style:name="T40" style:family="text">
      <style:text-properties style:use-window-font-color="true" loext:opacity="0%" fo:font-size="9pt" fo:font-style="italic" officeooo:rsid="0015a973" style:font-name-asian="Arial1" style:font-size-asian="9pt" style:font-style-asian="italic" style:font-name-complex="Arial1" style:font-size-complex="9pt" style:font-style-complex="italic"/>
    </style:style>
    <style:style style:name="T41" style:family="text">
      <style:text-properties officeooo:rsid="00174613"/>
    </style:style>
    <style:style style:name="T42" style:family="text">
      <style:text-properties fo:background-color="transparent" loext:char-shading-value="0"/>
    </style:style>
    <style:style style:name="T43" style:family="text">
      <style:text-properties officeooo:rsid="0015a973" fo:background-color="transparent" loext:char-shading-value="0"/>
    </style:style>
    <style:style style:name="T44" style:family="text">
      <style:text-properties officeooo:rsid="00174613" fo:background-color="transparent" loext:char-shading-value="0"/>
    </style:style>
    <style:style style:name="T45" style:family="text">
      <style:text-properties officeooo:rsid="001f857f"/>
    </style:style>
    <style:style style:name="T46" style:family="text">
      <style:text-properties style:font-name-complex="Times New Roman" style:font-weight-complex="bold"/>
    </style:style>
    <style:style style:name="T47" style:family="text">
      <style:text-properties style:text-underline-style="solid" style:text-underline-width="auto" style:text-underline-color="font-color"/>
    </style:style>
    <style:style style:name="T48" style:family="text">
      <style:text-properties fo:font-style="normal" officeooo:rsid="00230e3f" style:font-style-asian="normal" style:font-name-complex="Times New Roman" style:font-style-complex="normal" style:font-weight-complex="bold"/>
    </style:style>
    <style:style style:name="T49" style:family="text">
      <style:text-properties officeooo:rsid="00230e3f"/>
    </style:style>
    <style:style style:name="T50" style:family="text">
      <style:text-properties fo:font-style="italic" style:font-style-asian="italic" style:font-name-complex="Times New Roman" style:font-style-complex="italic" style:font-weight-complex="bold"/>
    </style:style>
    <style:style style:name="T51" style:family="text">
      <style:text-properties fo:font-style="italic" style:font-style-asian="italic" style:font-style-complex="italic"/>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officeooo:rsid="0028989c"/>
    </style:style>
    <style:style style:name="T54" style:family="text">
      <style:text-properties fo:color="#000000" loext:opacity="100%" style:font-name="Arial1" fo:font-size="7pt" fo:language="fr" fo:country="FR" style:font-name-asian="Times New Roman" style:font-size-asian="7pt" style:font-name-complex="Arial1" style:font-size-complex="7pt"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2.611cm"/>
        </style:list-level-properties>
        <style:text-properties style:font-name="Century Schoolbook"/>
      </text:list-level-style-bullet>
      <text:list-level-style-bullet text:level="2" text:style-name="WW_5f_CharLFO10LVL2" text:bullet-char="o">
        <style:list-level-properties text:list-level-position-and-space-mode="label-alignment">
          <style:list-level-label-alignment text:label-followed-by="listtab" fo:text-indent="-0.635cm" fo:margin-left="3.881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151cm"/>
        </style:list-level-properties>
        <style:text-properties style:font-name="Wingdings1"/>
      </text:list-level-style-bullet>
      <text:list-level-style-bullet text:level="4" text:style-name="WW_5f_CharLFO10LVL4" text:bullet-char="">
        <style:list-level-properties text:list-level-position-and-space-mode="label-alignment">
          <style:list-level-label-alignment text:label-followed-by="listtab" fo:text-indent="-0.635cm" fo:margin-left="6.421cm"/>
        </style:list-level-properties>
        <style:text-properties style:font-name="Symbol1"/>
      </text:list-level-style-bullet>
      <text:list-level-style-bullet text:level="5" text:style-name="WW_5f_CharLFO10LVL5" text:bullet-char="o">
        <style:list-level-properties text:list-level-position-and-space-mode="label-alignment">
          <style:list-level-label-alignment text:label-followed-by="listtab" fo:text-indent="-0.635cm" fo:margin-left="7.691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961cm"/>
        </style:list-level-properties>
        <style:text-properties style:font-name="Wingdings1"/>
      </text:list-level-style-bullet>
      <text:list-level-style-bullet text:level="7" text:style-name="WW_5f_CharLFO10LVL7" text:bullet-char="">
        <style:list-level-properties text:list-level-position-and-space-mode="label-alignment">
          <style:list-level-label-alignment text:label-followed-by="listtab" fo:text-indent="-0.635cm" fo:margin-left="10.231cm"/>
        </style:list-level-properties>
        <style:text-properties style:font-name="Symbol1"/>
      </text:list-level-style-bullet>
      <text:list-level-style-bullet text:level="8" text:style-name="WW_5f_CharLFO10LVL8" text:bullet-char="o">
        <style:list-level-properties text:list-level-position-and-space-mode="label-alignment">
          <style:list-level-label-alignment text:label-followed-by="listtab" fo:text-indent="-0.635cm" fo:margin-left="11.501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77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886cm"/>
        </style:list-level-properties>
        <style:text-properties style:font-name="Century Schoolbook"/>
      </text:list-level-style-bullet>
      <text:list-level-style-bullet text:level="2" text:style-name="WW_5f_CharLFO7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26cm"/>
        </style:list-level-properties>
        <style:text-properties style:font-name="Wingdings1"/>
      </text:list-level-style-bullet>
      <text:list-level-style-bullet text:level="4" text:style-name="WW_5f_CharLFO7LVL4" text:bullet-char="">
        <style:list-level-properties text:list-level-position-and-space-mode="label-alignment">
          <style:list-level-label-alignment text:label-followed-by="listtab" fo:text-indent="-0.635cm" fo:margin-left="5.696cm"/>
        </style:list-level-properties>
        <style:text-properties style:font-name="Symbol1"/>
      </text:list-level-style-bullet>
      <text:list-level-style-bullet text:level="5" text:style-name="WW_5f_CharLFO7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36cm"/>
        </style:list-level-properties>
        <style:text-properties style:font-name="Wingdings1"/>
      </text:list-level-style-bullet>
      <text:list-level-style-bullet text:level="7" text:style-name="WW_5f_CharLFO7LVL7" text:bullet-char="">
        <style:list-level-properties text:list-level-position-and-space-mode="label-alignment">
          <style:list-level-label-alignment text:label-followed-by="listtab" fo:text-indent="-0.635cm" fo:margin-left="9.506cm"/>
        </style:list-level-properties>
        <style:text-properties style:font-name="Symbol1"/>
      </text:list-level-style-bullet>
      <text:list-level-style-bullet text:level="8" text:style-name="WW_5f_CharLFO7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4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loext:allow-overlap="true"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06cm" fo:padding-bottom="0.106cm" fo:padding-left="0.212cm" fo:padding-right="0.212cm" fo:wrap-option="wrap" draw:shadow="hidden" style:run-through="foreground"/>
      <style:paragraph-properties style:writing-mode="lr-tb"/>
    </style:style>
    <style:style style:name="gr4"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Modélisation de l’évolution d’une population de cigognes</text:p>
      <text:h text:style-name="P40" text:outline-level="1"/>
      <text:h text:style-name="P40" text:outline-level="1">Fiche professeur</text:h>
      <text:p text:style-name="P5"/>
      <text:list xml:id="list777435718" text:style-name="L1">
        <text:list-item>
          <text:p text:style-name="P46"><text:span text:style-name="Police_20_par_20_défaut"><text:span text:style-name="T3">Niveau et Durée :</text:span></text:span></text:p>
          <text:p text:style-name="P51"><text:span text:style-name="Police_20_par_20_défaut"><text:span text:style-name="T6">Version 1 : Classe de première - Maths Complémentaire</text:span></text:span><text:span text:style-name="Police_20_par_20_défaut"><text:span text:style-name="T7">s</text:span></text:span><text:span text:style-name="Police_20_par_20_défaut"><text:span text:style-name="T6"> - Term Spé (début d’année ou Devoir maison), séquence (1 heure).</text:span></text:span></text:p>
          <text:p text:style-name="P52"><text:span text:style-name="Police_20_par_20_défaut"><text:span text:style-name="T8">Version 2 : Enseignement scientifique classe de Terminale : deux séquences de 45 min (partie 1 : modèle linéaire ; partie 2 : modèle exponentielle) </text:span></text:span></text:p>
        </text:list-item>
      </text:list>
      <text:p text:style-name="P10"><text:span text:style-name="Police_20_par_20_défaut"><text:span text:style-name="T8"/></text:span></text:p>
      <text:list xml:id="list193318379616021" text:continue-numbering="true" text:style-name="L1">
        <text:list-item>
          <text:p text:style-name="P47"><text:span text:style-name="Police_20_par_20_défaut"><text:span text:style-name="T3">Objectif pédagogique (compétence contextualisée attendue) :</text:span></text:span></text:p>
        </text:list-item>
      </text:list>
      <text:p text:style-name="P16">Séquence complète pour introduire et utiliser la modélisation de phénomènes biologiques (Population). Occasion d’approcher la courbe de tendance.<text:line-break/>Dans cette séquence, plusieurs dispositifs pédagogiques ont été testés : travail en groupe, enchaînement des activités ou en parallèle, en mise en commun. </text:p>
      <text:p text:style-name="P22"><text:span text:style-name="Police_20_par_20_défaut"><text:span text:style-name="T10"/></text:span></text:p>
      <text:p text:style-name="P22"><text:span text:style-name="Police_20_par_20_défaut"><text:span text:style-name="T9">Mots clés</text:span></text:span><text:span text:style-name="Police_20_par_20_défaut"><text:span text:style-name="T11"> : modélisation discrète, suite, arithmétique, géométrique, tableur, nuage de points, courbe de tendance, ajustement d’un nuage de points, méthode des moindres carrés (suivant les versions), algorithme python, GeoGebra, </text:span></text:span></text:p>
      <text:p text:style-name="P21"/>
      <text:list xml:id="list193318364417932" text:continue-numbering="true" text:style-name="L1">
        <text:list-item>
          <text:p text:style-name="P45"><text:span text:style-name="Police_20_par_20_défaut"><text:span text:style-name="T3">Les consignes et la réalisation attendue :</text:span></text:span><text:span text:style-name="Police_20_par_20_défaut"><text:span text:style-name="T12"> </text:span></text:span></text:p>
        </text:list-item>
      </text:list>
      <text:p text:style-name="P6">L’activité peut se faire seul(e) ou en groupes, avec outil informatique (Géogébra, Tableur,<text:span text:style-name="T42"> </text:span><text:span text:style-name="T43">Python </text:span><text:span text:style-name="T44">par exemple sur Capytale</text:span><text:span text:style-name="T42">).</text:span></text:p>
      <text:p text:style-name="P11"/>
      <text:list xml:id="list193318823209031" text:continue-numbering="true" text:style-name="L1">
        <text:list-item>
          <text:p text:style-name="P48"><text:span text:style-name="Police_20_par_20_défaut"><text:span text:style-name="T5">Pré-requis</text:span></text:span><text:span text:style-name="Police_20_par_20_défaut"><text:span text:style-name="T3"> :</text:span></text:span><text:span text:style-name="Police_20_par_20_défaut"><text:span text:style-name="T12"> </text:span></text:span></text:p>
        </text:list-item>
      </text:list>
      <text:p text:style-name="P18">Suites arithmétiques et géométriques</text:p>
      <text:p text:style-name="P17">Fonction exponentielle</text:p>
      <text:p text:style-name="P12"/>
      <text:list xml:id="list193318932487143" text:continue-numbering="true" text:style-name="L1">
        <text:list-item>
          <text:p text:style-name="P45"><text:span text:style-name="Police_20_par_20_défaut"><text:span text:style-name="T3">Modalités de travail – </text:span></text:span><text:span text:style-name="Police_20_par_20_défaut"><text:span text:style-name="T4">exemples de déroulements possibles </text:span></text:span><text:span text:style-name="Police_20_par_20_défaut"><text:span text:style-name="T3">:</text:span></text:span><text:span text:style-name="Police_20_par_20_défaut"><text:span text:style-name="T13"> </text:span></text:span></text:p>
        </text:list-item>
      </text:list>
      <text:p text:style-name="P23"><text:span text:style-name="T47">Version 1</text:span> : <text:span text:style-name="Police_20_par_20_défaut"><text:span text:style-name="T46">Avec un groupe de 20 élèves en mathématiques complémentaires : </text:span></text:span></text:p>
      <text:p text:style-name="P24"><text:tab/>En salle informatique, par groupe de deux ou trois, avec au minimum un ordinateur par groupe. </text:p>
      <text:p text:style-name="P24"><text:tab/>Le travail se fait en autonomie sur l’ensemble de la séquence. </text:p>
      <text:p text:style-name="P24"><text:tab/>Aide entre groupes suggérée, ce qui a permis l’auto-correction entre élèves et l’avancée de l’ensemble des groupes. </text:p>
      <text:p text:style-name="P24"><text:tab/>Un bilan oral a été réalisé au cours suivant. </text:p>
      <text:p text:style-name="P28"><text:span text:style-name="Police_20_par_20_défaut"><text:span text:style-name="T14">Option possible :</text:span></text:span><text:span text:style-name="Police_20_par_20_défaut"><text:span text:style-name="T20"> </text:span></text:span></text:p>
      <text:p text:style-name="P28"><text:span text:style-name="Police_20_par_20_défaut"><text:span text:style-name="T21">T</text:span></text:span><text:span text:style-name="Police_20_par_20_défaut"><text:span text:style-name="T20">raiter l’activité en parallèle de l’activité «</text:span></text:span><text:span text:style-name="Police_20_par_20_défaut"><text:span text:style-name="T22"> </text:span></text:span><text:span text:style-name="Police_20_par_20_défaut"><text:span text:style-name="T23">modélisation de l’</text:span></text:span><text:span text:style-name="Police_20_par_20_défaut"><text:span text:style-name="T22">évolution d’une population de faisans »  </text:span></text:span><text:span text:style-name="Police_20_par_20_défaut"><text:span text:style-name="T20">en répartissant les groupes sur les deux activités. <text:s/></text:span></text:span><text:span text:style-name="Police_20_par_20_défaut"><text:span text:style-name="T26">Cela permet de mettre en évidence l’intérêt de mobiliser une même démarche sur des situations différentes. </text:span></text:span></text:p>
      <text:p text:style-name="P25"><text:span text:style-name="Police_20_par_20_défaut"><text:span text:style-name="T50"/></text:span></text:p>
      <text:p text:style-name="P25"><text:span text:style-name="T52">Version 2 </text:span><text:span text:style-name="T51">: </text:span><text:span text:style-name="Police_20_par_20_défaut"><text:span text:style-name="T50">Avec un groupe de 35 élèves d’enseignement scientifique </text:span></text:span></text:p>
      <text:p text:style-name="P24"><text:tab/>En individuel, <text:span text:style-name="T49">sur papier</text:span>, avec possibilités d’échanges avec les voisins de tables (peut s’envisager en travail de groupe pour <text:tab/>les échanges) </text:p>
      <text:p text:style-name="P24"><text:tab/>Point régulier à la fin de chaque partie. </text:p>
      <text:p text:style-name="P24"><text:span text:style-name="T41"><text:tab/>F</text:span>ormaliser à <text:span text:style-name="T41">la fin de la partie A. </text:span></text:p>
      <text:p text:style-name="P24"><text:tab/>Faire des points corrections pour s’assurer que les résultats indispensables à la suite sont corrects. <text:s/></text:p>
      <text:p text:style-name="P24"><text:tab/>Utilisation du fichier GeoGebre et du fichier python. </text:p>
      <text:p text:style-name="P26"><text:span text:style-name="Police_20_par_20_défaut"><text:span text:style-name="T48"/></text:span></text:p>
      <text:p text:style-name="P27"><text:span text:style-name="Police_20_par_20_défaut"><text:span text:style-name="T2">Matériel : <text:s/></text:span></text:span><text:span text:style-name="Police_20_par_20_défaut"><text:span text:style-name="T1">Ordinateur pour les logiciels </text:span></text:span><text:span text:style-name="Police_20_par_20_défaut"><text:span text:style-name="T2">( </text:span></text:span><text:span text:style-name="Police_20_par_20_défaut"><text:span text:style-name="T1">GeoGebra, Utilitaire Python , Tableur (pour l’activité « faisan ») </text:span></text:span></text:p>
      <text:list xml:id="list193319282803402" text:continue-numbering="true" text:style-name="L1">
        <text:list-item>
          <text:p text:style-name="P50"><text:span text:style-name="Police_20_par_20_défaut"><text:span text:style-name="T3">Dans les programmes du niveau visé :</text:span></text:span></text:p>
        </text:list-item>
      </text:list>
      <text:p text:style-name="P2"><text:span text:style-name="Police_20_par_20_défaut"><text:span text:style-name="T25">Contenu</text:span></text:span><text:span text:style-name="Police_20_par_20_défaut"><text:span text:style-name="T22"> : <text:s text:c="5"/></text:span></text:span><text:span text:style-name="T20">Phénomènes et modèles d’évolution : </text:span></text:p>
      <table:table table:name="Tableau1" table:style-name="Tableau1">
        <table:table-column table:style-name="Tableau1.A" table:number-columns-repeated="3"/>
        <table:table-row table:style-name="TableLine105553117023488">
          <table:table-cell table:style-name="Tableau1.A1" office:value-type="string">
            <text:list xml:id="list4127590236" text:style-name="L2">
              <text:list-header>
                <text:p text:style-name="P43"><text:span text:style-name="Police_20_par_20_défaut"><text:span text:style-name="T15">En t</text:span></text:span><text:span text:style-name="Police_20_par_20_défaut"><text:span text:style-name="T14">erminale Mathématiques Complémentaires :</text:span></text:span><text:span text:style-name="Police_20_par_20_défaut"><text:span text:style-name="T20"> <text:s/></text:span></text:span></text:p>
              </text:list-header>
            </text:list>
            <text:p text:style-name="P37"><text:span text:style-name="Police_20_par_20_défaut"><text:span text:style-name="T27"><text:tab/>– </text:span></text:span><text:span text:style-name="Police_20_par_20_défaut"><text:span text:style-name="T28">M</text:span></text:span><text:span text:style-name="Police_20_par_20_défaut"><text:span text:style-name="T27">odéliser des phénomènes qui dépendent du temps, à l'aide de suites ou de fonctions d'une variable réelle. Les suites ou fonctions<text:line-break/> considérées peuvent être données a priori ou être obtenues lors d'une résolution de problème : suites vérifiant une relation de récurrence</text:span></text:span></text:p>
            <text:p text:style-name="P37"><text:span text:style-name="Police_20_par_20_défaut"><text:span text:style-name="T27">– </text:span></text:span><text:span text:style-name="Police_20_par_20_défaut"><text:span text:style-name="T28">A</text:span></text:span><text:span text:style-name="Police_20_par_20_défaut"><text:span text:style-name="T27">justement statistique d'une série chronologique. </text:span></text:span></text:p>
            <text:p text:style-name="P38"><text:span text:style-name="Police_20_par_20_défaut"><text:span text:style-name="T38">– La mise en regard des modèles discrets et des modèles continus est un objectif important.</text:span></text:span></text:p>
          </table:table-cell>
          <table:table-cell table:style-name="Tableau1.A1" office:value-type="string">
            <text:list xml:id="list193318199406935" text:continue-numbering="true" text:style-name="L2">
              <text:list-header>
                <text:p text:style-name="P44"><text:span text:style-name="Police_20_par_20_défaut"><text:span text:style-name="T15">En P</text:span></text:span><text:span text:style-name="Police_20_par_20_défaut"><text:span text:style-name="T14">remière Tronc commun </text:span></text:span><text:span text:style-name="Police_20_par_20_défaut"><text:span text:style-name="T20">: </text:span></text:span></text:p>
              </text:list-header>
            </text:list>
            <text:p text:style-name="P37"><text:span text:style-name="Police_20_par_20_défaut"><text:span text:style-name="T30">– </text:span></text:span><text:span text:style-name="Police_20_par_20_défaut"><text:span text:style-name="T32">Modéliser des grandeurs dont l’évolution est discrète avec une suite.</text:span></text:span></text:p>
            <text:p text:style-name="P37"><text:span text:style-name="Police_20_par_20_défaut"><text:span text:style-name="T32">– </text:span></text:span><text:span text:style-name="Police_20_par_20_défaut"><text:span text:style-name="T33">A</text:span></text:span><text:span text:style-name="Police_20_par_20_défaut"><text:span text:style-name="T31">ppréhender deux modèles classiques d'évolution, la croissance linéaire et la croissance exponentielle, sans exclure la présentation <text:s/>d'autres modèles. </text:span></text:span></text:p>
            <text:p text:style-name="P37"><text:span text:style-name="Police_20_par_20_défaut"><text:span text:style-name="T33">– C</text:span></text:span><text:span text:style-name="Police_20_par_20_défaut"><text:span text:style-name="T31">ompréhension et </text:span></text:span><text:span text:style-name="Police_20_par_20_défaut"><text:span text:style-name="T33">i</text:span></text:span><text:span text:style-name="Police_20_par_20_défaut"><text:span text:style-name="T31">nterrogation critique des modèl</text:span></text:span><text:span text:style-name="Police_20_par_20_défaut"><text:span text:style-name="T33">e</text:span></text:span><text:span text:style-name="Police_20_par_20_défaut"><text:span text:style-name="T31">s étudiés </text:span></text:span><text:span text:style-name="Police_20_par_20_défaut"><text:span text:style-name="T33">pour </text:span></text:span><text:span text:style-name="Police_20_par_20_défaut"><text:span text:style-name="T31">développer des capacités de raisonnement et d'argumentation.</text:span></text:span></text:p>
            <text:p text:style-name="P37"><text:span text:style-name="Police_20_par_20_défaut"><text:span text:style-name="T33">– Utiliser d</text:span></text:span><text:span text:style-name="Police_20_par_20_défaut"><text:span text:style-name="T31">eux modes de génération d'une suite, par récurrence et explicite, peuvent e</text:span></text:span><text:span text:style-name="Police_20_par_20_défaut"><text:span text:style-name="T37">n</text:span></text:span><text:span text:style-name="Police_20_par_20_défaut"><text:span text:style-name="T31">tre introduits lors de la résolution de problèmes.</text:span></text:span></text:p>
          </table:table-cell>
          <table:table-cell table:style-name="Tableau1.C1" office:value-type="string">
            <text:p text:style-name="P33"><text:span text:style-name="Police_20_par_20_défaut"><text:span text:style-name="T17">En </text:span></text:span><text:span text:style-name="Police_20_par_20_défaut"><text:span text:style-name="T16">Première spécialité </text:span></text:span><text:span text:style-name="Police_20_par_20_défaut"><text:span text:style-name="T18">: </text:span></text:span></text:p>
            <text:p text:style-name="P34"><text:span text:style-name="Police_20_par_20_défaut"><text:span text:style-name="T29">–</text:span></text:span><text:span text:style-name="Police_20_par_20_défaut"><text:span text:style-name="T18"> </text:span></text:span><text:span text:style-name="Police_20_par_20_défaut"><text:span text:style-name="T29"><text:s/></text:span></text:span><text:span text:style-name="Police_20_par_20_défaut"><text:span text:style-name="T35">Modéliser des grandeurs dont l’évolution est discrète avec une suite.</text:span></text:span></text:p>
            <text:p text:style-name="P34"><text:span text:style-name="Police_20_par_20_défaut"><text:span text:style-name="T36">– Utiliser d</text:span></text:span><text:span text:style-name="Police_20_par_20_défaut"><text:span text:style-name="T34">eux modes de génération d'une suite, par récurrence et explicite.</text:span></text:span></text:p>
            <text:p text:style-name="P36"><text:span text:style-name="Police_20_par_20_défaut"><text:span text:style-name="T29">– Suites arithmétiques : exemples, définition, calcul du terme général. Lien avec l’étude d’évolutions successives à accroissements constants. Lien avec les fonctions affines.</text:span></text:span></text:p>
            <text:p text:style-name="P36"><text:span text:style-name="Police_20_par_20_défaut"><text:span text:style-name="T29">– Suites géométriques : exemples, définition, calcul du terme général. Lien avec l’étude d’évolutions successives à taux constant. Lien avec la fonction exponentielle.</text:span></text:span></text:p>
            <text:p text:style-name="P36"><text:span text:style-name="Police_20_par_20_défaut"><text:span text:style-name="T27">– </text:span></text:span><text:span text:style-name="Police_20_par_20_défaut"><text:span text:style-name="T29">Sens de variation d’une suite.</text:span></text:span></text:p>
            <text:p text:style-name="P35"><text:span text:style-name="Police_20_par_20_défaut"><text:span text:style-name="T39">– </text:span></text:span><text:span text:style-name="Police_20_par_20_défaut"><text:span text:style-name="T40">Questionner la notion de modèle</text:span></text:span></text:p>
          </table:table-cell>
        </table:table-row>
      </table:table>
      <text:p text:style-name="P3"><text:span text:style-name="Police_20_par_20_défaut"><text:span text:style-name="T22"><text:tab/></text:span></text:span><text:span text:style-name="Police_20_par_20_défaut"><text:span text:style-name="T25">Capacités associées</text:span></text:span><text:span text:style-name="Police_20_par_20_défaut"><text:span text:style-name="T22"> : </text:span></text:span></text:p>
      <text:p text:style-name="P30"><text:span text:style-name="Police_20_par_20_défaut"><text:span text:style-name="T34">– Définition par relation de récurrence. Explicitation du terme de rang n. Sens de variation.</text:span></text:span></text:p>
      <text:p text:style-name="P30"><text:span text:style-name="Police_20_par_20_défaut"><text:span text:style-name="T34">– Représentation graphique. </text:span></text:span></text:p>
      <text:p text:style-name="P32"><text:span text:style-name="Police_20_par_20_défaut"><text:span text:style-name="T34">– Manipulation des suites arithmétiques et géométriques. </text:span></text:span><text:span text:style-name="Police_20_par_20_défaut"><text:span text:style-name="T27">Fonction exponentielle.</text:span></text:span></text:p>
      <text:p text:style-name="P4"><text:tab/>– Plus précisément pour la spécialité de première : </text:p>
      <text:p text:style-name="P29"><text:span text:style-name="Police_20_par_20_défaut"><text:span text:style-name="T29">– Dans le cadre de l’étude d’une suite, utiliser le registre de la langue naturelle, le registre algébrique, le registre graphique, et passer de l’un à l’autre.</text:span></text:span></text:p>
      <text:p text:style-name="P30"><text:span text:style-name="Police_20_par_20_défaut"><text:span text:style-name="T29">– Proposer, modéliser une situation permettant de générer une suite de nombres. Déterminer une relation explicite ou une relation de récurrence pour une suite définie par un motif géométrique, par une question de dénombrement.</text:span></text:span></text:p>
      <text:p text:style-name="P30"><text:span text:style-name="Police_20_par_20_défaut"><text:span text:style-name="T29">– Calculer des termes d’une suite définie explicitement, par récurrence ou par un algorithme.</text:span></text:span></text:p>
      <text:p text:style-name="P31"/>
      <text:list xml:id="list113957704446528" text:style-name="L1">
        <text:list-item>
          <text:p text:style-name="P49">Analyse des expérimentations :</text:p>
        </text:list-item>
      </text:list>
      <text:p text:style-name="P19">L’intérêt de l’activité est de permettre aux élèves de travailler avec des données réelles, leur permettant ainsi de se confronter au statut d’un modèle. <text:s/>Ils ont pu analyser, faire le choix d’un modèle le plus adapté, et expérimenter le fait qu’un modèle a pour vocation de représenter au mieux la réalité, sans y arriver complètement. </text:p>
      <text:p text:style-name="P20">La version 1 peut <text:s/>être utilisé<text:span text:style-name="T45">e</text:span> dans différent<text:span text:style-name="T45">s</text:span> contexte<text:span text:style-name="T45">s</text:span> : </text:p>
      <text:list xml:id="list3374239555" text:style-name="L3">
        <text:list-item>
          <text:p text:style-name="P53">Mathématique<text:span text:style-name="T45">s</text:span> complémentaire<text:span text:style-name="T45">s</text:span> début d’année</text:p>
        </text:list-item>
        <text:list-item>
          <text:p text:style-name="P53"><text:span text:style-name="T53">E</text:span>n fin d’année de tronc commun de première</text:p>
        </text:list-item>
        <text:list-item>
          <text:p text:style-name="P53"><text:span text:style-name="T53">M</text:span>aths spé première modélisation par une suite</text:p>
        </text:list-item>
      </text:list>
      <text:p text:style-name="P20">La version 2 convient également pour le niveau Mathématiques Complémentaires, notamment pour aborder la méthode des moindres carrés. Cette approche permet de mettre l’accent sur la régression linéaire.</text:p>
      <text:p text:style-name="P13"><text:span text:style-name="T45">A noter </text:span>: </text:p>
      <text:p text:style-name="P7"><text:tab/>Cette activité fait partie d’un ensemble de plusieurs activités sur le thème de la modélisation :</text:p>
      <text:list xml:id="list2911460405" text:style-name="L4">
        <text:list-item>
          <text:p text:style-name="P41">Autours des cigognes  (modèle linéaire) ; </text:p>
        </text:list-item>
        <text:list-item>
          <text:p text:style-name="P42">Autours de faisans (limite du modèle linéaire : passage au modèle exponentiel);</text:p>
        </text:list-item>
        <text:list-item>
          <text:p text:style-name="P42">L’adoucisseur d’eau (limite du modèle exponentiel : passage au modèle logistique</text:p>
        </text:list-item>
      </text:list>
      <text:p text:style-name="P20"/>
      <text:p text:style-name="P15"><text:span text:style-name="Police_20_par_20_défaut"><text:span text:style-name="T24">Ressources :</text:span></text:span></text:p>
      <text:p text:style-name="P15"><text:span text:style-name="Police_20_par_20_défaut"><text:span text:style-name="T20"><text:s/>LEBRETON J.D., 1982. Modèles dynamiques déterministes définis par des équations de récurrence. </text:span></text:span><text:span text:style-name="Police_20_par_20_défaut"><text:span text:style-name="T19">In</text:span></text:span><text:span text:style-name="Police_20_par_20_défaut"><text:span text:style-name="T20"> : J.D. <text:s/>et C. MILLIER (Eds. ) </text:span></text:span><text:span text:style-name="Police_20_par_20_défaut"><text:span text:style-name="T19">Modèles dynamiques déterministes en biologie</text:span></text:span><text:span text:style-name="Police_20_par_20_défaut"><text:span text:style-name="T20">. PP. 58-59 Masson, Paris.</text:span></text:span></text:p>
      <text:p text:style-name="P14">- HENRY Claude, 2001. Biologie des populations animales et végétales. pp. 105-106 DUNOD.</text:p>
      <text:p text:style-name="P8">- Claude Henry, 2001, Biologie des populations animales et végétales, édtions DUNOD</text:p>
      <text:p text:style-name="P9">- Ted J.Case, 2000, An illustrated Guide to Theoritical Ecology, éditions OXFO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family-generic="system" style:font-charset="x-symbol"/>
    <style:font-face style:name="Symbol1" svg:font-family="Symbol" style:font-family-generic="decorative"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mily-generic="roman"/>
    <style:font-face style:name="StarSymbol1" svg:font-family="StarSymbol, 'Arial Unicode MS'" style:font-family-generic="roman"/>
    <style:font-face style:name="Arial" svg:font-family="Arial" style:font-family-generic="swiss"/>
    <style:font-face style:name="Lohit Hindi" svg:font-family="'Lohit Hindi'" style:font-family-generic="swiss"/>
    <style:font-face style:name="DejaVu Sans" svg:font-family="'DejaVu Sans'" style:font-family-generic="system"/>
    <style:font-face style:name="OpenSymbol1" svg:font-family="OpenSymbol" style:font-family-generic="system"/>
    <style:font-face style:name="century schoolbook l" svg:font-family="'century schoolbook l'" style:font-family-generic="system"/>
    <style:font-face style:name="lohit hindi" svg:font-family="'lohit hindi'" style:font-family-generic="system"/>
    <style:font-face style:name="Courier New" svg:font-family="'Courier New'" style:font-family-generic="modern" style:font-pitch="fixed"/>
    <style:font-face style:name="Wingdings1" svg:font-family="Wingdings" style:font-family-generic="decorative"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Helvetica" svg:font-family="Helvetic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106cm" fo:margin-bottom="0.423cm" style:contextual-spacing="false" fo:hyphenation-ladder-count="no-limit" fo:padding-left="0cm" fo:padding-right="0cm" fo:padding-top="0cm" fo:padding-bottom="0.035cm" fo:border-left="none" fo:border-right="none" fo:border-top="none" fo:border-bottom="0.99pt solid #800080" style:shadow="none"/>
      <style:text-properties fo:font-variant="small-caps" fo:color="#b80047" loext:opacity="100%" fo:font-size="14pt" fo:letter-spacing="0.004cm" fo:font-weight="bold" style:font-size-asian="14pt" style:font-weight-asian="bold" style:font-name-complex="Arial1" style:font-family-complex="Arial" style:font-family-generic-complex="swiss" style:font-pitch-complex="variable" style:font-size-complex="14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En-tete_20_de_20_page" style:display-name="En-tete de page" style:family="paragraph" style:parent-style-name="Standard">
      <style:paragraph-properties fo:margin-top="0.106cm" fo:margin-bottom="0.423cm" style:contextual-spacing="false" fo:text-align="center" style:justify-single-word="false" fo:hyphenation-ladder-count="no-limit">
        <style:tab-stops>
          <style:tab-stop style:position="8.001cm" style:type="center"/>
          <style:tab-stop style:position="16.002cm" style:type="right"/>
        </style:tab-stops>
      </style:paragraph-properties>
      <style:text-properties fo:font-variant="small-caps" fo:color="#64142d" loext:opacity="100%" fo:font-size="16pt" fo:font-weight="bold" style:font-size-asian="16pt"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Normal_20__28_Web_29_" style:display-name="Normal (Web)" style:family="paragraph" style:parent-style-name="Normal">
      <style:paragraph-properties fo:margin-top="0.176cm" fo:margin-bottom="0.25cm" style: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Default" style:family="paragraph" style:parent-style-name="Normal">
      <style:paragraph-properties fo:hyphenation-ladder-count="no-limit"/>
      <style:text-properties fo:color="#000000" loext:opacity="100%" style:font-name="Symbol1" fo:font-family="Symbol" style:font-family-generic="decorative" style:font-pitch="variable" style:font-charset="x-symbol" style:font-name-asian="Symbol1" style:font-family-asian="Symbol" style:font-family-generic-asian="decorative" style:font-pitch-asian="variable" style:font-charset-asian="x-symbol" style:font-name-complex="Symbol1" style:font-family-complex="Symbol" style:font-family-generic-complex="decorative" style:font-pitch-complex="variable" style:font-charset-complex="x-symbol"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8Num2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tarSymbol1" style:font-family-complex="StarSymbol, 'Arial Unicode MS'" style:font-family-generic-complex="roman" style:font-size-complex="9pt"/>
    </style:style>
    <style:style style:name="WW_5f_CharLFO1LVL1" style:display-name="WW_CharLFO1LVL1"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2" style:display-name="WW_CharLFO1LVL2"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3" style:display-name="WW_CharLFO1LVL3"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4" style:display-name="WW_CharLFO1LVL4"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5" style:display-name="WW_CharLFO1LVL5"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6" style:display-name="WW_CharLFO1LVL6"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7" style:display-name="WW_CharLFO1LVL7"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8" style:display-name="WW_CharLFO1LVL8"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9" style:display-name="WW_CharLFO1LVL9"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2LVL1" style:display-name="WW_CharLFO2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2" style:display-name="WW_CharLFO2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3" style:display-name="WW_CharLFO2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4" style:display-name="WW_CharLFO2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5" style:display-name="WW_CharLFO2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6" style:display-name="WW_CharLFO2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7" style:display-name="WW_CharLFO2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8" style:display-name="WW_CharLFO2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9" style:display-name="WW_CharLFO2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1" style:display-name="WW_CharLFO3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2" style:display-name="WW_CharLFO3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3" style:display-name="WW_CharLFO3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4" style:display-name="WW_CharLFO3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5" style:display-name="WW_CharLFO3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6" style:display-name="WW_CharLFO3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7" style:display-name="WW_CharLFO3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8" style:display-name="WW_CharLFO3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9" style:display-name="WW_CharLFO3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4LVL1" style:display-name="WW_CharLFO4LVL1" style:family="text">
      <style:text-properties style:use-window-font-color="true" loext:opacity="0%"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use-window-font-color="true" loext:opacity="0%"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fo:color="#111111" loext:opacity="100%" style:font-name="Century Schoolbook" fo:font-family="'Century Schoolbook'" style:font-family-generic="roman" style:font-pitch="variable" style:font-name-asian="Calibri" style:font-family-asian="Calibri" style:font-family-generic-asian="swiss" style:font-pitch-asian="variable" style:font-name-complex="DejaVu Sans" style:font-family-complex="'DejaVu Sans'" style:font-family-generic-complex="system"/>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decorative" style:font-pitch="variable"/>
    </style:style>
    <style:style style:name="WW_5f_CharLFO10LVL4" style:display-name="WW_CharLFO10LVL4" style:family="text">
      <style:text-properties style:font-name="Symbol1" fo:font-family="Symbol" style:font-family-generic="decorative"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decorative" style:font-pitch="variable"/>
    </style:style>
    <style:style style:name="WW_5f_CharLFO10LVL7" style:display-name="WW_CharLFO10LVL7" style:family="text">
      <style:text-properties style:font-name="Symbol1" fo:font-family="Symbol" style:font-family-generic="decorative"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decorative" style:font-pitch="variable"/>
    </style:style>
    <style:style style:name="WW_5f_CharLFO7LVL1" style:display-name="WW_CharLFO7LVL1" style:family="text">
      <style:text-properties style:font-name="Century Schoolbook" fo:font-family="'Century Schoolbook'" style:font-family-generic="roman" style:font-pitch="variable" style:font-name-asian="Calibri" style:font-family-asian="Calibri" style:font-family-generic-asian="swiss" style:font-pitch-asian="variable" style:font-name-complex="DejaVu Sans" style:font-family-complex="'DejaVu Sans'" style:font-family-generic-complex="system"/>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1" fo:font-family="Wingdings" style:font-family-generic="decorative" style:font-pitch="variable"/>
    </style:style>
    <style:style style:name="WW_5f_CharLFO7LVL4" style:display-name="WW_CharLFO7LVL4" style:family="text">
      <style:text-properties style:font-name="Symbol1" fo:font-family="Symbol" style:font-family-generic="decorative"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1" fo:font-family="Wingdings" style:font-family-generic="decorative" style:font-pitch="variable"/>
    </style:style>
    <style:style style:name="WW_5f_CharLFO7LVL7" style:display-name="WW_CharLFO7LVL7" style:family="text">
      <style:text-properties style:font-name="Symbol1" fo:font-family="Symbol" style:font-family-generic="decorative"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1" fo:font-family="Wingdings" style:font-family-generic="decorative" style:font-pitch="variabl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officeooo:paragraph-rsid="001109c9"/>
    </style:style>
    <style:style style:name="MP2" style:family="paragraph">
      <loext:graphic-properties draw:fill="none" draw:fill-color="#ffffff"/>
      <style:paragraph-properties fo:text-align="center" style:writing-mode="lr-tb"/>
      <style:text-properties fo:font-size="24pt"/>
    </style:style>
    <style:style style:name="MP3" style:family="paragraph">
      <style:paragraph-properties style:text-autospace="none" style:writing-mode="lr-tb"/>
    </style:style>
    <style:style style:name="MP4" style:family="paragraph">
      <loext:graphic-properties draw:fill="none" draw:fill-color="#ffffff"/>
      <style:paragraph-properties style:text-autospace="none" style:writing-mode="lr-tb"/>
    </style:style>
    <style:style style:name="MP5" style:family="paragraph">
      <loext:graphic-properties draw:fill="solid" draw:fill-color="#ffffff"/>
      <style:paragraph-properties fo:text-align="center" style:writing-mode="lr-tb"/>
      <style:text-properties fo:font-size="24pt"/>
    </style:style>
    <style:style style:name="MT1" style:family="text">
      <style:text-properties fo:color="#000000" loext:opacity="100%" style:font-name="Arial1" fo:font-size="7pt" fo:language="fr" fo:country="FR" style:font-name-asian="Times New Roman" style:font-size-asian="7pt" style:font-name-complex="Arial1" style:font-size-complex="7pt" style:language-complex="ar" style:country-complex="SA"/>
    </style:style>
    <style:style style:name="Mgr1" style:family="graphic">
      <style:graphic-properties style:run-through="foreground" style:wrap="run-through" style:number-wrapped-paragraphs="no-limit" style:vertical-pos="from-top" style:horizontal-pos="from-left" style:horizontal-rel="char" draw:wrap-influence-on-position="once-concurrent" loext:allow-overlap="true" style:flow-with-text="false"/>
    </style:style>
    <style:style style:name="M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Mgr3" style:family="graphic">
      <style:graphic-properties draw:stroke="none" draw:fill="none" draw:fill-color="#ffffff" draw:textarea-horizontal-align="justify" draw:textarea-vertical-align="middle" draw:auto-grow-height="false" draw:auto-grow-width="false" fo:padding-top="0.106cm" fo:padding-bottom="0.106cm" fo:padding-left="0.212cm" fo:padding-right="0.212cm" fo:wrap-option="wrap" draw:shadow="hidden" style:run-through="foreground"/>
      <style:paragraph-properties style:writing-mode="lr-tb"/>
    </style:style>
    <style:style style:name="Mgr4"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draw:g text:anchor-type="as-char" svg:y="0cm" draw:z-index="1" draw:name="Forme1_0" draw:style-name="Mgr1"><draw:rect draw:style-name="Mgr2" draw:text-style-name="MP2" svg:width="16.001cm" svg:height="0.493cm" svg:x="0cm" svg:y="0.002cm"><text:p/></draw:rect><draw:frame draw:style-name="Mgr3" draw:text-style-name="MP4" svg:width="14.84cm" svg:height="0.493cm" svg:x="1.159cm" svg:y="0cm"><draw:text-box><text:p text:style-name="MP3"><text:span text:style-name="MT1">Ce document est mis à disposition par l’Académie de Rennes sous licence Creative Commons BY-NC-SA</text:span></text:p></draw:text-box></draw:frame><draw:frame draw:name="Picture 5_0" draw:style-name="Mgr4" draw:text-style-name="MP5" svg:width="1.165cm" svg:height="0.438cm" svg:x="0cm" svg:y="0.002cm"><draw:image xlink:href="Pictures/1000000000000063000000214707F1A6E6582DD2.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3.2$MacOSX_X86_64 LibreOffice_project/47f78053abe362b9384784d31a6e56f8511eb1c1</meta:generator>
    <dc:title/>
    <meta:initial-creator>Admin</meta:initial-creator>
    <meta:creation-date>2017-02-10T12:24:00Z</meta:creation-date>
    <dc:date>2024-06-10T19:33:17.148611461</dc:date>
    <meta:editing-cycles>45</meta:editing-cycles>
    <meta:editing-duration>PT14H24M24S</meta:editing-duration>
    <meta:print-date>2024-06-07T08:53:10.605901339</meta:print-date>
    <meta:document-statistic meta:table-count="1" meta:image-count="0" meta:object-count="0" meta:page-count="2" meta:paragraph-count="72" meta:word-count="956" meta:character-count="6439" meta:non-whitespace-character-count="5485"/>
    <meta:template xlink:type="simple" xlink:actuate="onRequest" xlink:title="" xlink:href="../../../../../../../../Downloads/Fiche_professeur-Lac%20d'Aigueblette.odt/Normal"/>
  </office:meta>
</office:document-meta>
</file>